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atirists look to expose.</text:p>
      <text:p text:style-name="Standard">Satirists try to get rid of the majority. Because most of the time, the majority is the problem.</text:p>
      <text:p text:style-name="Standard">Satiric conventions: Grotesque, annoying the audience, active audience, hyperbol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7-10-24T09:24:42.87</meta:creation-date>
    <dc:date>2017-10-24T10:39:06.38</dc:date>
    <dc:creator>Timothy Cayer</dc:creator>
    <meta:editing-duration>PT44M12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3" meta:word-count="31" meta:character-count="203"/>
  </office:meta>
</office:document-meta>
</file>